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23" calcext:value-type="float">
            <text:p>84.2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3" calcext:value-type="float">
            <text:p>203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1.8" calcext:value-type="float">
            <text:p>91.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8" calcext:value-type="float">
            <text:p>168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91.02" calcext:value-type="float">
            <text:p>91.0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3" calcext:value-type="float">
            <text:p>233</text:p>
          </table:table-cell>
          <table:table-cell table:formula="of:=[.B15]-[.E1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55" calcext:value-type="float">
            <text:p>93.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7" calcext:value-type="float">
            <text:p>87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6" calcext:value-type="float">
            <text:p>96</text:p>
          </table:table-cell>
          <table:table-cell table:formula="of:=[.B21]-[.E2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68" calcext:value-type="float">
            <text:p>85.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3" calcext:value-type="float">
            <text:p>383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94" calcext:value-type="float">
            <text:p>90.94</text:p>
          </table:table-cell>
          <table:table-cell table:formula="of:=SUM([.B2:.B27])" office:value-type="float" office:value="3597" calcext:value-type="float">
            <text:p>3597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71" calcext:value-type="float">
            <text:p>3271</text:p>
          </table:table-cell>
          <table:table-cell table:formula="of:=[.B29]-[.E29]" office:value-type="float" office:value="326" calcext:value-type="float">
            <text:p>326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0:12:57.091467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4-02T10:23:53.349532417</dc:date>
    <dc:creator>Brent Seidel</dc:creator>
    <meta:editing-duration>P6DT7H47M50S</meta:editing-duration>
    <meta:editing-cycles>38</meta:editing-cycles>
    <meta:generator>LibreOffice/6.4.6.2$MacOSX_X86_64 LibreOffice_project/0ce51a4fd21bff07a5c061082cc82c5ed232f115</meta:generator>
    <meta:document-statistic meta:table-count="1" meta:cell-count="141" meta:object-count="0"/>
  </office:meta>
</office:document-meta>
</file>